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4cm" fo:min-width="6.2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9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8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9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1.25cm" svg:x="5.75cm" svg:y="3cm">
          <text:p text:style-name="P1">Illumina NextSeq 5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25cm" svg:height="1cm" svg:x="5.5cm" svg:y="5cm">
          <text:p text:style-name="P1">De-Multiplex using Sample inde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1cm" svg:x="6.5cm" svg:y="6.5cm">
          <text:p text:style-name="P1">Extract UMIs and Annota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1cm" svg:x="6.5cm" svg:y="8cm">
          <text:p text:style-name="P1">Filter and Tri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1cm" svg:x="6.5cm" svg:y="9.5cm">
          <text:p text:style-name="P1">De-Duplicate using UMI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5cm" svg:height="1.673cm" svg:x="3.25cm" svg:y="1.25cm">
          <draw:text-box>
            <text:p>Qiagen’s Workflow according to summary report</text:p>
          </draw:text-box>
        </draw:frame>
        <draw:custom-shape draw:style-name="gr5" draw:text-style-name="P1" draw:layer="layout" svg:width="8.5cm" svg:height="1.25cm" svg:x="6.5cm" svg:y="11cm">
          <text:p text:style-name="P1">Group Reads by UM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25cm" svg:height="1.75cm" svg:x="6cm" svg:y="13cm">
          <text:p text:style-name="P1">Map to danio rerio GRCz11 genom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25cm" svg:height="1.75cm" svg:x="6cm" svg:y="15.5cm">
          <text:p text:style-name="P1">Quantific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5cm" svg:height="1.5cm" svg:x="6cm" svg:y="18cm">
          <text:p text:style-name="P1">Differential Express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5cm" svg:height="2cm" svg:x="6cm" svg:y="20.5cm">
          <text:p text:style-name="P1">Functional Analysis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7.5cm" svg:y1="3cm" svg:x2="17.75cm" svg:y2="22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8T16:30:49.939451197</meta:creation-date>
    <dc:date>2022-07-28T16:44:13.755085721</dc:date>
    <meta:editing-duration>PT2M43S</meta:editing-duration>
    <meta:editing-cycles>2</meta:editing-cycles>
    <meta:generator>LibreOffice/7.3.4.2$Linux_X86_64 LibreOffice_project/30$Build-2</meta:generator>
    <meta:document-statistic meta:object-count="12"/>
  </office:meta>
</office:document-meta>
</file>